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es NFS y cuál es su función principal en una red?</text:p>
      <text:p text:style-name="P4"><text:span text:style-name="Strong_20_Emphasis"><text:span text:style-name="T2">Respuesta 1:</text:span></text:span> NFS (Network File System) es un protocolo que permite compartir sistemas de archivos y recursos entre sistemas Unix/Linux en una red. Su función principal es permitir el acceso a archivos y directorios remotos como si estuvieran en el sistema local.</text:p>
      <text:p text:style-name="P4"><text:span text:style-name="Strong_20_Emphasis"><text:span text:style-name="T2">Pregunta 2:</text:span></text:span> ¿Cuál es la ventaja de utilizar NFS en lugar de otros protocolos de compartición de archivos en entornos Unix/Linux?</text:p>
      <text:p text:style-name="P4"><text:span text:style-name="Strong_20_Emphasis"><text:span text:style-name="T2">Respuesta 2:</text:span></text:span> Una ventaja clave de NFS es su capacidad para compartir sistemas de archivos de manera transparente en entornos Unix/Linux, lo que facilita el acceso y la colaboración en una red.</text:p>
      <text:p text:style-name="P4"><text:span text:style-name="Strong_20_Emphasis"><text:span text:style-name="T2">Pregunta 3:</text:span></text:span> ¿En qué puerto suele escuchar el servicio NFS de forma predeterminada?</text:p>
      <text:p text:style-name="P4"><text:span text:style-name="Strong_20_Emphasis"><text:span text:style-name="T2">Respuesta 3:</text:span></text:span> El servicio NFS suele escuchar en el puerto 2049 de forma predeterminada.</text:p>
      <text:p text:style-name="P4"><text:span text:style-name="Strong_20_Emphasis"><text:span text:style-name="T2">Pregunta 4:</text:span></text:span> ¿Cómo se instala el servidor NFS en un sistema Linux?</text:p>
      <text:p text:style-name="P4"><text:span text:style-name="Strong_20_Emphasis"><text:span text:style-name="T2">Respuesta 4:</text:span></text:span> El servidor NFS se instala utilizando el gestor de paquetes de la distribución. Por ejemplo, en sistemas basados en Debian, se utiliza "apt-get", y en sistemas basados en Red Hat, se utiliza "yum" o "dnf".</text:p>
      <text:p text:style-name="P4"><text:span text:style-name="Strong_20_Emphasis"><text:span text:style-name="T2">Pregunta 5:</text:span></text:span> ¿Cuál es el archivo de configuración principal de NFS y dónde se encuentra?</text:p>
      <text:p text:style-name="P4"><text:span text:style-name="Strong_20_Emphasis"><text:span text:style-name="T2">Respuesta 5:</text:span></text:span> El archivo de configuración principal de NFS es "/etc/exports", donde se definen los recursos compartidos y las opciones de configuración.</text:p>
      <text:p text:style-name="P4"><text:span text:style-name="Strong_20_Emphasis"><text:span text:style-name="T2">Pregunta 6:</text:span></text:span> ¿Cómo se define un recurso compartido en el archivo "/etc/exports" de NFS?</text:p>
      <text:p text:style-name="P4"><text:span text:style-name="Strong_20_Emphasis"><text:span text:style-name="T2">Respuesta 6:</text:span></text:span> Un recurso compartido se define en el archivo "/etc/exports" mediante una línea que especifica la ruta del directorio a compartir, las direcciones IP o nombres de host permitidos y las opciones de montaje.</text:p>
      <text:p text:style-name="P4"><text:span text:style-name="Strong_20_Emphasis"><text:span text:style-name="T2">Pregunta 7:</text:span></text:span> ¿Cuál es la función de la directiva "exports" en el archivo de configuración de NFS?</text:p>
      <text:p text:style-name="P4"><text:span text:style-name="Strong_20_Emphasis"><text:span text:style-name="T2">Respuesta 7:</text:span></text:span> La directiva "exports" en el archivo de configuración de NFS especifica los recursos compartidos y sus configuraciones, incluyendo las rutas de directorio y las opciones de acceso.</text:p>
      <text:p text:style-name="P4"><text:span text:style-name="Strong_20_Emphasis"><text:span text:style-name="T2">Pregunta 8:</text:span></text:span> ¿Qué es un cliente NFS y cómo se configura para acceder a recursos compartidos?</text:p>
      <text:p text:style-name="P4"><text:span text:style-name="Strong_20_Emphasis"><text:span text:style-name="T2">Respuesta 8:</text:span></text:span> Un cliente NFS es un sistema que accede a recursos compartidos en un servidor NFS. Para configurar un cliente NFS, se utiliza el comando "mount" para montar los recursos compartidos del servidor en un punto de montaje local.</text:p>
      <text:p text:style-name="P4"><text:span text:style-name="Strong_20_Emphasis"><text:span text:style-name="T2">Pregunta 9:</text:span></text:span> ¿Cuál es la función del comando "showmount" en un servidor NFS?</text:p>
      <text:p text:style-name="P4"><text:soft-page-break/><text:span text:style-name="Strong_20_Emphasis"><text:span text:style-name="T2">Respuesta 9:</text:span></text:span> El comando "showmount" se utiliza en un servidor NFS para mostrar una lista de los recursos compartidos disponibles y los clientes que tienen acceso a ellos.</text:p>
      <text:p text:style-name="P4"><text:span text:style-name="Strong_20_Emphasis"><text:span text:style-name="T2">Pregunta 10:</text:span></text:span> ¿Qué es el modo de autenticación en NFS y cuáles son sus tipos?</text:p>
      <text:p text:style-name="P4"><text:span text:style-name="Strong_20_Emphasis"><text:span text:style-name="T2">Respuesta 10:</text:span></text:span> El modo de autenticación en NFS determina cómo se autentican los clientes. Los tipos comunes incluyen "sys" (sin autenticación), "sec=sys" (sistema local), "sec=krb5" (Kerberos) y otros.</text:p>
      <text:p text:style-name="P4"><text:span text:style-name="Strong_20_Emphasis"><text:span text:style-name="T2">Pregunta 11:</text:span></text:span> ¿Cómo se realiza la autenticación de Kerberos en NFS?</text:p>
      <text:p text:style-name="P4"><text:span text:style-name="Strong_20_Emphasis"><text:span text:style-name="T2">Respuesta 11:</text:span></text:span> La autenticación de Kerberos en NFS requiere configurar un servidor de autenticación Kerberos y utilizar tickets Kerberos para la autenticación de clientes y servidores NFS.</text:p>
      <text:p text:style-name="P4"><text:span text:style-name="Strong_20_Emphasis"><text:span text:style-name="T2">Pregunta 12:</text:span></text:span> ¿Cuál es la importancia de las opciones de montaje en la configuración de un cliente NFS?</text:p>
      <text:p text:style-name="P4"><text:span text:style-name="Strong_20_Emphasis"><text:span text:style-name="T2">Respuesta 12:</text:span></text:span> Las opciones de montaje en la configuración de un cliente NFS permiten especificar cómo se deben montar los recursos compartidos, incluyendo las opciones de acceso, los permisos y otros ajustes.</text:p>
      <text:p text:style-name="P4"><text:span text:style-name="Strong_20_Emphasis"><text:span text:style-name="T2">Pregunta 13:</text:span></text:span> ¿Qué es el daemon "rpcbind" y cuál es su función en el contexto de NFS?</text:p>
      <text:p text:style-name="P4"><text:span text:style-name="Strong_20_Emphasis"><text:span text:style-name="T2">Respuesta 13:</text:span></text:span> "rpcbind" es un daemon que proporciona información sobre los servicios RPC (Remote Procedure Call) disponibles en un sistema, incluyendo los servicios NFS. Su función es ayudar a los clientes NFS a localizar los servidores NFS.</text:p>
      <text:p text:style-name="P4"><text:span text:style-name="Strong_20_Emphasis"><text:span text:style-name="T2">Pregunta 14:</text:span></text:span> ¿Cuál es la diferencia entre NFSv3 y NFSv4 en términos de características y seguridad?</text:p>
      <text:p text:style-name="P4"><text:span text:style-name="Strong_20_Emphasis"><text:span text:style-name="T2">Respuesta 14:</text:span></text:span> NFSv4 ofrece características de seguridad y administración más avanzadas que NFSv3, incluyendo soporte para Kerberos, ACL (Access Control Lists) y un modelo de seguridad más robusto.</text:p>
      <text:p text:style-name="P4"><text:span text:style-name="Strong_20_Emphasis"><text:span text:style-name="T2">Pregunta 15:</text:span></text:span> ¿Qué son las ACL (Access Control Lists) en el contexto de NFS y cuál es su utilidad?</text:p>
      <text:p text:style-name="P4"><text:span text:style-name="Strong_20_Emphasis"><text:span text:style-name="T2">Respuesta 15:</text:span></text:span> Las ACL son listas de control de acceso que permiten definir permisos detallados para recursos compartidos en NFS, lo que permite un mayor control sobre quién puede acceder y qué acciones pueden realizar.</text:p>
      <text:p text:style-name="P4"><text:span text:style-name="Strong_20_Emphasis"><text:span text:style-name="T2">Pregunta 16:</text:span></text:span> ¿Qué es el protocolo NFSv4 ID Mapping y cuál es su función?</text:p>
      <text:p text:style-name="P4"><text:soft-page-break/><text:span text:style-name="Strong_20_Emphasis"><text:span text:style-name="T2">Respuesta 16:</text:span></text:span> NFSv4 ID Mapping es un mecanismo que resuelve diferencias de identidad entre sistemas Linux/Unix y sistemas Windows, permitiendo que los usuarios se identifiquen de manera coherente en ambos entornos.</text:p>
      <text:p text:style-name="P4"><text:span text:style-name="Strong_20_Emphasis"><text:span text:style-name="T2">Pregunta 17:</text:span></text:span> ¿Cuál es la función del comando "exportfs" en un servidor NFS?</text:p>
      <text:p text:style-name="P4"><text:span text:style-name="Strong_20_Emphasis"><text:span text:style-name="T2">Respuesta 17:</text:span></text:span> El comando "exportfs" se utiliza en un servidor NFS para administrar y controlar los recursos compartidos definidos en el archivo "/etc/exports".</text:p>
      <text:p text:style-name="P4"><text:span text:style-name="Strong_20_Emphasis"><text:span text:style-name="T2">Pregunta 18:</text:span></text:span> ¿Qué es la montura automática (automount) en NFS y cuál es su utilidad?</text:p>
      <text:p text:style-name="P4"><text:span text:style-name="Strong_20_Emphasis"><text:span text:style-name="T2">Respuesta 18:</text:span></text:span> La montura automática es una técnica que permite montar recursos compartidos de forma automática cuando un cliente los accede, lo que simplifica la administración de montajes NFS en clientes.</text:p>
      <text:p text:style-name="P4"><text:span text:style-name="Strong_20_Emphasis"><text:span text:style-name="T2">Pregunta 19:</text:span></text:span> ¿Cómo se realiza la configuración de montura automática en un cliente NFS?</text:p>
      <text:p text:style-name="P4"><text:span text:style-name="Strong_20_Emphasis"><text:span text:style-name="T2">Respuesta 19:</text:span></text:span> La configuración de montura automática se realiza mediante el archivo "/etc/auto.master" y el archivo de configuración de montaje automático específico de NFS, donde se definen los puntos de montaje y los recursos compartidos.</text:p>
      <text:p text:style-name="P4"><text:span text:style-name="Strong_20_Emphasis"><text:span text:style-name="T2">Pregunta 20:</text:span></text:span> ¿Qué es el servicio "rpc.idmapd" en un servidor NFSv4 y cuál es su función?</text:p>
      <text:p text:style-name="P4"><text:span text:style-name="Strong_20_Emphasis"><text:span text:style-name="T2">Respuesta 20:</text:span></text:span> El servicio "rpc.idmapd" es responsable de realizar la asignación de identificadores (UID/GID) entre diferentes dominios de nombres en NFSv4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8e150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<text:span text:style-name="MT1">Compartición de archivos</text:span> </text:p>
        <text:p text:style-name="MP2">Configuración del servidor NFS 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5:32:45.066821993</dc:date>
    <meta:editing-duration>PT8H21M13S</meta:editing-duration>
    <meta:editing-cycles>121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18" meta:character-count="5712" meta:non-whitespace-character-count="4835"/>
  </office:meta>
</office:document-meta>
</file>